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onospace" svg:font-family="Monospace" style:font-family-generic="moder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 style:parent-style-name="Footer">
      <style:paragraph-properties fo:text-align="start" style:justify-single-word="false" style:writing-mode="lr-tb"/>
    </style:style>
    <style:style style:name="P2" style:family="paragraph" style:parent-style-name="JobDesc">
      <style:paragraph-properties fo:text-align="start" style:justify-single-word="false" style:writing-mode="lr-tb"/>
    </style:style>
    <style:style style:name="P3" style:family="paragraph" style:parent-style-name="Subtitle">
      <style:paragraph-properties fo:text-align="start" style:justify-single-word="false" style:writing-mode="lr-tb"/>
    </style:style>
    <style:style style:name="P4" style:family="paragraph" style:parent-style-name="Horizontal_20_Line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6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7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160df" style:font-size-asian="10pt" style:font-name-complex="DejaVu Sans" style:font-size-complex="10pt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160df" style:font-size-asian="10pt" style:font-name-complex="DejaVu Sans" style:font-size-complex="10pt"/>
    </style:style>
    <style:style style:name="P9" style:family="paragraph" style:parent-style-name="Sections">
      <style:paragraph-properties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11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12" style:family="paragraph" style:parent-style-name="JobDesc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norm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P15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weight="bold" style:font-size-asian="10pt" style:font-weight-asian="bold" style:font-name-complex="DejaVu Sans" style:font-size-complex="10pt"/>
    </style:style>
    <style:style style:name="P16" style:family="paragraph" style:parent-style-name="Sections">
      <style:paragraph-properties style:writing-mode="lr-tb"/>
      <style:text-properties style:font-name="DejaVu Sans" fo:font-size="10pt" style:font-size-asian="10pt" style:font-name-complex="DejaVu Sans" style:font-size-complex="10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18" style:family="paragraph" style:parent-style-name="Subtitle">
      <style:paragraph-properties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20" style:family="paragraph" style:parent-style-name="Subtitle">
      <style:paragraph-properties fo:line-height="100%"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21" style:family="paragraph" style:parent-style-name="Standard">
      <style:paragraph-properties fo:text-align="center" style:justify-single-word="false" fo:padding="0in" fo:border="none" style:shadow="none" style:writing-mode="lr-tb"/>
    </style:style>
    <style:style style:name="P22" style:family="paragraph" style:parent-style-name="JobDesc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/>
    </style:style>
    <style:style style:name="P23" style:family="paragraph" style:parent-style-name="JobDesc">
      <style:paragraph-properties fo:text-align="start" style:justify-single-word="false" style:writing-mode="lr-tb"/>
      <style:text-properties style:use-window-font-color="true" loext:opacity="0%"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style:use-window-font-color="true" loext:opacity="0%" style:font-name="DejaVu Sans" fo:font-size="10pt" fo:font-style="normal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P26" style:family="paragraph" style:parent-style-name="Subtitle" style:list-style-name="L2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160df" style:font-size-asian="10pt" style:font-name-complex="DejaVu Sans" style:font-size-complex="10pt"/>
    </style:style>
    <style:style style:name="P27" style:family="paragraph" style:parent-style-name="Subtitle" style:list-style-name="WW8Num5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01ee4" style:font-size-asian="10pt" style:font-name-complex="DejaVu Sans" style:font-size-complex="10pt"/>
    </style:style>
    <style:style style:name="P28" style:family="paragraph" style:parent-style-name="Subtitle" style:list-style-name="WW8Num5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9" style:family="paragraph" style:parent-style-name="Subtitle" style:list-style-name="WW8Num6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30" style:family="paragraph" style:parent-style-name="Subtitle" style:list-style-name="WW8Num7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31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160df" style:font-size-asian="10pt" style:font-name-complex="DejaVu Sans" style:font-size-complex="10pt"/>
    </style:style>
    <style:style style:name="P32" style:family="paragraph" style:parent-style-name="Subtitle" style:list-style-name="WW8Num4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01ee4" style:font-size-asian="10pt" style:font-style-asian="normal" style:font-name-complex="DejaVu Sans" style:font-size-complex="10pt" style:font-style-complex="normal"/>
    </style:style>
    <style:style style:name="P33" style:family="paragraph" style:parent-style-name="Subtitle" style:list-style-name="WW8Num4">
      <style:paragraph-properties fo:text-align="start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34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20454" style:font-size-asian="10pt" style:font-style-asian="normal" style:font-name-complex="DejaVu Sans" style:font-size-complex="10pt" style:font-style-complex="normal"/>
    </style:style>
    <style:style style:name="P35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24e80" style:font-size-asian="10pt" style:font-style-asian="normal" style:font-name-complex="DejaVu Sans" style:font-size-complex="10pt" style:font-style-complex="normal"/>
    </style:style>
    <style:style style:name="P36" style:family="paragraph" style:parent-style-name="Subtitle" style:list-style-name="L6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24e80" style:font-size-asian="10pt" style:font-style-asian="normal" style:font-name-complex="DejaVu Sans" style:font-size-complex="10pt" style:font-style-complex="normal"/>
    </style:style>
    <style:style style:name="P37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43668" style:font-size-asian="10pt" style:font-style-asian="normal" style:font-name-complex="DejaVu Sans" style:font-size-complex="10pt" style:font-style-complex="normal"/>
    </style:style>
    <style:style style:name="P38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39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normal" officeooo:paragraph-rsid="0014b98d" style:font-name-asian="Ari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40" style:family="paragraph" style:parent-style-name="Subtitle" style:list-style-name="L11">
      <style:paragraph-properties fo:text-align="start" style:justify-single-word="false" style:writing-mode="lr-tb"/>
      <style:text-properties style:use-window-font-color="true" loext:opacity="0%" style:font-name="DejaVu Sans" fo:font-size="10pt" fo:font-style="italic" officeooo:paragraph-rsid="0014b98d" style:font-size-asian="10pt" style:font-style-asian="italic" style:font-name-complex="DejaVu Sans" style:font-size-complex="10pt" style:font-style-complex="italic"/>
    </style:style>
    <style:style style:name="P41" style:family="paragraph" style:parent-style-name="Subtitle" style:list-style-name="L13">
      <style:paragraph-properties fo:text-align="start" style:justify-single-word="false" style:writing-mode="lr-tb"/>
      <style:text-properties style:use-window-font-color="true" loext:opacity="0%" style:font-name="DejaVu Sans" fo:font-size="10pt" fo:font-style="italic" officeooo:paragraph-rsid="0014b98d" style:font-size-asian="10pt" style:font-style-asian="italic" style:font-name-complex="DejaVu Sans" style:font-size-complex="10pt" style:font-style-complex="italic"/>
    </style:style>
    <style:style style:name="P42" style:family="paragraph" style:parent-style-name="Subtitle" style:list-style-name="WW8Num4">
      <style:paragraph-properties fo:text-align="start" style:justify-single-word="false" style:writing-mode="lr-tb"/>
    </style:style>
    <style:style style:name="P43" style:family="paragraph" style:parent-style-name="Subtitle" style:list-style-name="WW8Num5">
      <style:paragraph-properties fo:text-align="start" style:justify-single-word="false" style:writing-mode="lr-tb"/>
    </style:style>
    <style:style style:name="P44" style:family="paragraph" style:parent-style-name="Subtitle" style:list-style-name="WW8Num6">
      <style:paragraph-properties fo:text-align="start" style:justify-single-word="false" style:writing-mode="lr-tb"/>
    </style:style>
    <style:style style:name="P45" style:family="paragraph" style:parent-style-name="Subtitle" style:list-style-name="WW8Num6">
      <style:paragraph-properties fo:text-align="start" style:justify-single-word="false" style:writing-mode="lr-tb"/>
      <style:text-properties officeooo:paragraph-rsid="00101ee4"/>
    </style:style>
    <style:style style:name="P46" style:family="paragraph" style:parent-style-name="Subtitle" style:list-style-name="WW8Num7">
      <style:paragraph-properties fo:text-align="start" style:justify-single-word="false" style:writing-mode="lr-tb"/>
    </style:style>
    <style:style style:name="P47" style:family="paragraph" style:parent-style-name="Subtitle" style:list-style-name="WW8Num8">
      <style:paragraph-properties fo:text-align="start" style:justify-single-word="false" style:writing-mode="lr-tb"/>
    </style:style>
    <style:style style:name="P48" style:family="paragraph" style:parent-style-name="Subtitle" style:list-style-name="L8">
      <style:paragraph-properties fo:text-align="start" style:justify-single-word="false" style:writing-mode="lr-tb"/>
      <style:text-properties officeooo:paragraph-rsid="00143668"/>
    </style:style>
    <style:style style:name="P49" style:family="paragraph" style:parent-style-name="Text_20_body" style:list-style-name="L2">
      <style:paragraph-properties fo:text-align="start" style:justify-single-word="false" style:writing-mode="lr-tb"/>
      <style:text-properties style:use-window-font-color="true" loext:opacity="0%" style:font-name="DejaVu Sans" fo:font-size="10pt" officeooo:paragraph-rsid="001160df" style:font-size-asian="10pt" style:font-name-complex="DejaVu Sans" style:font-size-complex="10pt"/>
    </style:style>
    <style:style style:name="P50" style:family="paragraph" style:parent-style-name="Text_20_body" style:list-style-name="L6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24e80" style:font-size-asian="10pt" style:font-style-asian="normal" style:font-name-complex="DejaVu Sans" style:font-size-complex="10pt" style:font-style-complex="normal"/>
    </style:style>
    <style:style style:name="P51" style:family="paragraph" style:parent-style-name="Text_20_body" style:list-style-name="L11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52" style:family="paragraph" style:parent-style-name="Text_20_body" style:list-style-name="L13">
      <style:paragraph-properties fo:text-align="start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53" style:family="paragraph" style:parent-style-name="p6" style:list-style-name="L5">
      <style:paragraph-properties style:line-height-at-least="0.0693in" fo:text-align="justify" style:justify-single-word="false" style:writing-mode="lr-tb"/>
      <style:text-properties officeooo:paragraph-rsid="00124e80"/>
    </style:style>
    <style:style style:name="P54" style:family="paragraph" style:parent-style-name="p6" style:list-style-name="L7">
      <style:paragraph-properties style:line-height-at-least="0.0693in" fo:text-align="justify" style:justify-single-word="false" style:writing-mode="lr-tb"/>
      <style:text-properties officeooo:paragraph-rsid="00124e80"/>
    </style:style>
    <style:style style:name="P55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20454" style:font-size-asian="10pt" style:font-style-asian="normal" style:font-name-complex="DejaVu Sans" style:font-size-complex="10pt" style:font-style-complex="normal"/>
    </style:style>
    <style:style style:name="P56" style:family="paragraph" style:parent-style-name="p6" style:list-style-name="L4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20454" style:font-size-asian="10pt" style:font-style-asian="normal" style:font-name-complex="DejaVu Sans" style:font-size-complex="10pt" style:font-style-complex="normal"/>
    </style:style>
    <style:style style:name="P57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24e80" style:font-size-asian="10pt" style:font-style-asian="normal" style:font-name-complex="DejaVu Sans" style:font-size-complex="10pt" style:font-style-complex="normal"/>
    </style:style>
    <style:style style:name="P58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43668" style:font-size-asian="10pt" style:font-style-asian="normal" style:font-name-complex="DejaVu Sans" style:font-size-complex="10pt" style:font-style-complex="normal"/>
    </style:style>
    <style:style style:name="P59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60" style:family="paragraph" style:parent-style-name="p6" style:list-style-name="L9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61" style:family="paragraph" style:parent-style-name="p6" style:list-style-name="L10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62" style:family="paragraph" style:parent-style-name="p6" style:list-style-name="L12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officeooo:paragraph-rsid="0014b98d" style:font-size-asian="10pt" style:font-style-asian="normal" style:font-name-complex="DejaVu Sans" style:font-size-complex="10pt" style:font-style-complex="normal"/>
    </style:style>
    <style:style style:name="P63" style:family="paragraph" style:parent-style-name="p6" style:list-style-name="WW8Num3">
      <style:paragraph-properties fo:line-height="100%" fo:text-align="justify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64" style:family="paragraph" style:parent-style-name="p6">
      <style:paragraph-properties fo:text-align="start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L9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italic" officeooo:paragraph-rsid="0014b98d" style:font-size-asian="10pt" style:font-style-asian="italic" style:font-name-complex="DejaVu Sans" style:font-size-complex="10pt" style:font-style-complex="italic"/>
    </style:style>
    <style:style style:name="P66" style:family="paragraph" style:parent-style-name="p6" style:list-style-name="L10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italic" officeooo:paragraph-rsid="0014b98d" style:font-size-asian="10pt" style:font-style-asian="italic" style:font-name-complex="DejaVu Sans" style:font-size-complex="10pt" style:font-style-complex="italic"/>
    </style:style>
    <style:style style:name="P67" style:family="paragraph" style:parent-style-name="p6" style:list-style-name="L12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italic" officeooo:paragraph-rsid="0014b98d" style:font-size-asian="10pt" style:font-style-asian="italic" style:font-name-complex="DejaVu Sans" style:font-size-complex="10pt" style:font-style-complex="italic"/>
    </style:style>
    <style:style style:name="P68" style:family="paragraph" style:parent-style-name="p6" style:list-style-name="WW8Num3">
      <style:paragraph-properties fo:line-height="100%" fo:text-align="justify" style:justify-single-word="false" style:writing-mode="lr-tb"/>
    </style:style>
    <style:style style:name="T1" style:family="text">
      <style:text-properties style:font-name="Bitstream Vera Sans" fo:font-size="9pt" style:font-size-asian="9pt" style:font-name-complex="Bitstream Vera Sans" style:font-size-complex="9pt"/>
    </style:style>
    <style:style style:name="T2" style:family="text"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T3" style:family="text">
      <style:text-properties style:use-window-font-color="true" loext:opacity="0%" style:font-name="DejaVu Sans" fo:font-size="10pt" officeooo:rsid="00101ee4" style:font-size-asian="10pt" style:font-name-complex="DejaVu Sans" style:font-size-complex="10pt"/>
    </style:style>
    <style:style style:name="T4" style:family="text">
      <style:text-properties style:use-window-font-color="true" loext:opacity="0%"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5" style:family="text">
      <style:text-properties style:use-window-font-color="true" loext:opacity="0%"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6" style:family="text">
      <style:text-properties style:use-window-font-color="true" loext:opacity="0%"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T7" style:family="text">
      <style:text-properties style:use-window-font-color="true" loext:opacity="0%" style:font-name="DejaVu Sans" fo:font-size="10pt" fo:font-style="italic" officeooo:rsid="0014b98d" style:font-size-asian="10pt" style:font-style-asian="italic" style:font-name-complex="DejaVu Sans" style:font-size-complex="10pt" style:font-style-complex="italic"/>
    </style:style>
    <style:style style:name="T8" style:family="text">
      <style:text-properties style:use-window-font-color="true" loext:opacity="0%" style:font-name="DejaVu Sans" fo:font-size="10pt" fo:font-style="italic" fo:font-weight="normal" style:font-name-asian="Ari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9" style:family="text"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T10" style:family="text">
      <style:text-properties style:use-window-font-color="true" loext:opacity="0%" style:font-name="DejaVu Sans" fo:font-size="10pt" fo:language="en" fo:country="US" style:font-size-asian="10pt" style:font-name-complex="DejaVu Sans" style:font-size-complex="10pt"/>
    </style:style>
    <style:style style:name="T11" style:family="text">
      <style:text-properties style:font-name="DejaVu Sans" fo:font-size="10pt" style:font-size-asian="10pt" style:font-name-complex="DejaVu Sans" style:font-size-complex="10pt"/>
    </style:style>
    <style:style style:name="T12" style:family="text">
      <style:text-properties officeooo:rsid="000efb7b"/>
    </style:style>
    <style:style style:name="T13" style:family="text">
      <style:text-properties officeooo:rsid="00101ee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 style:font-weight-asian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ames E. LaBarre<text:span text:style-name="T2"/></text:p>
      <text:p text:style-name="P10">21 Allison Drive, Pawling, NY, 12564</text:p>
      <text:p text:style-name="P21"><text:a xlink:type="simple" xlink:href="mailto:j.e.labarre@gmail.com" text:style-name="Internet_20_link" text:visited-style-name="Visited_20_Internet_20_Link"><text:span text:style-name="Internet_20_link"><text:span text:style-name="T11">j.e.labarre@gmail.com</text:span></text:span></text:a><text:span text:style-name="T2"/></text:p>
      <text:p text:style-name="P4"/>
      <text:p text:style-name="P9">PROFESSIONAL EXPERIENCE<text:span text:style-name="T2"/></text:p>
      <text:p text:style-name="P5"/>
      <text:p text:style-name="P3"><text:span text:style-name="T4">Red Hat, Inc., (working remote)<text:tab/></text:span><text:span text:style-name="T5">2020-2024</text:span></text:p>
      <text:p text:style-name="P12">Software Quality Engineer</text:p>
      <text:list text:style-name="L1">
        <text:list-item>
          <text:p text:style-name="P25">OpenStack QE test and engineering for MultiArch development (Power8 &amp; Power9)</text:p>
        </text:list-item>
        <text:list-item>
          <text:p text:style-name="P25">Worked with IBM’s MultiArch team to coordinate testing and validation of OpenStack and other products being ported for support under Linux on Power/ppc64le.</text:p>
        </text:list-item>
        <text:list-item>
          <text:p text:style-name="P25">Validated install/configuration documentation posted online for customer evaluation of MultiArch x86_64/ppc64le installations.</text:p>
        </text:list-item>
        <text:list-item>
          <text:p text:style-name="P25">With OpenStack Hardware Provisioning team, maintained tests and triaged testing failures</text:p>
        </text:list-item>
        <text:list-item>
          <text:p text:style-name="P25">Worked with other component teams to develop test scenarios for the next generation of Red Hat’s OpenStack (Red Hat OpenStack Services on OpenShift 18.0)</text:p>
        </text:list-item>
      </text:list>
      <text:p text:style-name="P13"><text:span text:style-name="T9"/></text:p>
      <text:p text:style-name="P13"><text:span text:style-name="T9"/></text:p>
      <text:p text:style-name="P3"><text:span text:style-name="T4">SelectGroup, (working remote)<text:tab/></text:span><text:span text:style-name="T5">2017-2020</text:span></text:p>
      <text:p text:style-name="P12">QE Software Engineering/Test (Red Hat)</text:p>
      <text:list text:style-name="L2">
        <text:list-item>
          <text:p text:style-name="P26">OpenStack QE test and engineering for MultiArch development (Power8 &amp; Power9)</text:p>
        </text:list-item>
        <text:list-item>
          <text:p text:style-name="P49">Worked with IBM’s MultiArch team to coordinate testing and validation of OpenStack and other products being ported for support under Linux on Power/ppc64le.</text:p>
        </text:list-item>
        <text:list-item>
          <text:p text:style-name="P49">Validated install/configuration documentation posted online for customer evaluation of MultiArch x86_64/ppc64le installations.</text:p>
        </text:list-item>
      </text:list>
      <text:p text:style-name="P7"/>
      <text:p text:style-name="P8"/>
      <text:p text:style-name="P3"><text:span text:style-name="T4">Collabera, (working remote)<text:tab/></text:span><text:span text:style-name="T5">2016-2017</text:span></text:p>
      <text:p text:style-name="P23"><text:span text:style-name="T16">Linux System Administrator – RFS Ring Fence (IBM)</text:span></text:p>
      <text:list text:style-name="L4">
        <text:list-item>
          <text:p text:style-name="P56">RFS Ring Fence was an IBM-internal staffing group to provide extra/fill-in staffing for other delivery teams at IBM that find themselves short-staffed for impending deliverables.</text:p>
        </text:list-item>
        <text:list-item>
          <text:p text:style-name="P56">Tracked down, analyzed and correct security violations on customer systems</text:p>
        </text:list-item>
        <text:list-item>
          <text:p text:style-name="P56">Assisted development teams as they migrated customer’s Oracle/SAP systems from HP-UX and Solaris to Linux on VMWare ESX.</text:p>
        </text:list-item>
        <text:list-item>
          <text:p text:style-name="P56">Configured, customized and secured servers for customer accounts as new systems came online</text:p>
        </text:list-item>
      </text:list>
      <text:p text:style-name="P34"/>
      <text:p text:style-name="P34"/>
      <text:p text:style-name="P3"><text:span text:style-name="T4">SelectGroup, (working remote)<text:tab/></text:span><text:span text:style-name="T5">2015</text:span></text:p>
      <text:p text:style-name="P23"><text:span text:style-name="T16">Cloud Storage Engineer (Cisco)</text:span></text:p>
      <text:list text:style-name="L5">
        <text:list-item>
          <text:p text:style-name="P53"><text:span text:style-name="T9">QA/test for cloud storage automation group at Cisco. <text:s/>Tested for Ceph and Openstack for Cisco's cloud systems projects.</text:span></text:p>
        </text:list-item>
      </text:list>
      <text:p text:style-name="P35"/>
      <text:p text:style-name="P15"/>
      <text:p text:style-name="P3"><text:span text:style-name="T4">TEKsystems, (working remote)<text:tab/></text:span><text:span text:style-name="T5">2014-2015</text:span></text:p>
      <text:p text:style-name="P24"><text:span text:style-name="T16">Cloud Orchestration and Automation (Cigna)</text:span></text:p>
      <text:list text:style-name="L6">
        <text:list-item>
          <text:p text:style-name="P36">The cloud group's (CPC Engineering) function at Cigna wa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50">Researched &amp; implemented Openstack (Havana and Icehouse), Ceph (Ceph Enterprise), Puppet, &amp; other opensource resources for the development group at Cigna.</text:p>
        </text:list-item>
        <text:list-item>
          <text:p text:style-name="P50">Worked with RedHat on troubleshooting &amp; optimizing internal cloud computing solutions. <text:s/></text:p>
        </text:list-item>
        <text:list-item>
          <text:p text:style-name="P50"><text:soft-page-break/>Built new compute images to be made available for deployment in Openstack</text:p>
        </text:list-item>
        <text:list-item>
          <text:p text:style-name="P50">Had been the initial team member researching &amp; building out Ceph, after which I instructed the rest of the team on the concepts, install procedures and maintenance of Ceph.</text:p>
        </text:list-item>
        <text:list-item>
          <text:p text:style-name="P50">Managed and re-configured blades and servers hosting our Openstack and Ceph clusters through the UCS management tools for the Cisco server hardware.</text:p>
        </text:list-item>
        <text:list-item>
          <text:p text:style-name="P50">We were also working with Sensu, Logstash, Elasticsearch, Graphana, managing a Git host for developer code. <text:s/>Assisted other team members as they were installing, and configuring systems to work with these services.</text:p>
        </text:list-item>
      </text:list>
      <text:p text:style-name="P57"/>
      <text:p text:style-name="P6"/>
      <text:p text:style-name="P3"><text:span text:style-name="T4">Infinite Computer Solutions, (on client site)<text:tab/></text:span><text:span text:style-name="T5">2013</text:span></text:p>
      <text:p text:style-name="P24"><text:span text:style-name="T16">Server Systems Operations (IBM)</text:span></text:p>
      <text:list text:style-name="L7">
        <text:list-item>
          <text:p text:style-name="P54"><text:span text:style-name="T9">Hands/Feet SA for AmerisourceBergen in IBM Poughkeepsie data center. <text:s text:c="2"/>Achieved certification for HIPAA before department was pared down to much smaller size</text:span></text:p>
        </text:list-item>
      </text:list>
      <text:p text:style-name="P35"/>
      <text:p text:style-name="P57"/>
      <text:p text:style-name="P3"><text:span text:style-name="T4">Collabera, (on client site)<text:tab/></text:span><text:span text:style-name="T5">2013</text:span></text:p>
      <text:p text:style-name="P23"><text:span text:style-name="T16">Senior System Administrator, Wallstreet Systems/Treasury Support, IBM</text:span></text:p>
      <text:list text:style-name="L8">
        <text:list-item>
          <text:p text:style-name="P48"><text:span text:style-name="T9">Managed &amp; updated test servers for IBM's Global Business Services/Treasury management, and provide support for production servers in IBM's Business Services.</text:span></text:p>
        </text:list-item>
      </text:list>
      <text:p text:style-name="P58"/>
      <text:p text:style-name="P6"/>
      <text:p text:style-name="P3"><text:span text:style-name="T4">Computer Task Group, Poughkeepsie, NY<text:tab/></text:span><text:span text:style-name="T5">2004-2012</text:span></text:p>
      <text:p text:style-name="P2"><text:span text:style-name="T2"><text:tab/></text:span><text:span text:style-name="T6">System Administrator </text:span><text:span text:style-name="T7">(IBM)</text:span></text:p>
      <text:list text:style-name="L9">
        <text:list-item>
          <text:p text:style-name="P65">Capacity on Demand and Benchmark Centers, IBM, 2007-2012</text:p>
        </text:list-item>
        <text:list-item>
          <text:p text:style-name="P60">Installed &amp; upgraded management nodes and compute clusters (Linux clusters for the most part) for customers on System X for CoD group in Poughkeepsie, NY</text:p>
        </text:list-item>
        <text:list-item>
          <text:p text:style-name="P60">Managed, installed &amp; re-configured System P servers (AIX, SUSE Linux &amp; Red Hat Enterprise Linux).</text:p>
        </text:list-item>
        <text:list-item>
          <text:p text:style-name="P60">Troubleshot software &amp; hardware for management &amp; compute nodes in Linux &amp; Windows computer clusters.</text:p>
        </text:list-item>
      </text:list>
      <text:p text:style-name="P38"/>
      <text:p text:style-name="P2"><text:span text:style-name="T2"><text:tab/></text:span><text:span text:style-name="T6">Operations Supervisor </text:span><text:span text:style-name="T7">(IBM)</text:span></text:p>
      <text:list text:style-name="L10">
        <text:list-item>
          <text:p text:style-name="P66">zSeries test group, IBM, 2007</text:p>
        </text:list-item>
        <text:list-item>
          <text:p text:style-name="P61">Deskside support, installing &amp; supporting Linux and Windows on automated testing hosts connected to their development mainframes.</text:p>
        </text:list-item>
        <text:list-item>
          <text:p text:style-name="P61">Supported Windows and Linux on user workstations.</text:p>
        </text:list-item>
        <text:list-item>
          <text:p text:style-name="P61">Inventoried and documented the connections for the fiber network on the mainframe systems test floor.</text:p>
        </text:list-item>
      </text:list>
      <text:p text:style-name="P38"/>
      <text:p text:style-name="P39"><text:tab/></text:p>
      <text:p text:style-name="P2"><text:span text:style-name="T2"><text:tab/></text:span><text:span text:style-name="T6">Infiniband / High Performance Switch Functional Verification Test </text:span><text:span text:style-name="T7">(</text:span><text:span text:style-name="T6">IBM</text:span><text:span text:style-name="T7">)</text:span></text:p>
      <text:list text:style-name="L11">
        <text:list-item>
          <text:p text:style-name="P40">RS/6000-SP systems, Server Group, 2004-2006</text:p>
        </text:list-item>
        <text:list-item>
          <text:p text:style-name="P51">Developed &amp; ran verification tests for IB and High-Performance switch (Federation) system.</text:p>
        </text:list-item>
        <text:list-item>
          <text:p text:style-name="P51">Using design documentation &amp; input from developers, performed functional verification testing. <text:s/>Test systems were running AIX 5.x as well as well as SUSE Linux.</text:p>
        </text:list-item>
        <text:list-item>
          <text:p text:style-name="P51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P59"/>
      <text:p text:style-name="P38"/>
      <text:p text:style-name="P3"><text:span text:style-name="T4">IBM<text:tab/></text:span><text:span text:style-name="T5">2001-2004</text:span></text:p>
      <text:p text:style-name="P2"><text:span text:style-name="T2"><text:tab/></text:span><text:span text:style-name="T6">Communications Subsystem Functional Verification Test</text:span></text:p>
      <text:list text:style-name="L12">
        <text:list-item>
          <text:p text:style-name="P67">RS/6000-SP systems, Server Group, 2001-2004</text:p>
        </text:list-item>
        <text:list-item>
          <text:p text:style-name="P62">Developed &amp; ran verification tests for both Infiniband and High-Performance switch (Federation) system. <text:s/>Using design documentation &amp; input from developers, performed functional verification <text:soft-page-break/>stage testing. <text:s/>Test systems were running AIX 5.x as well as well as Linux.</text:p>
        </text:list-item>
        <text:list-item>
          <text:p text:style-name="P62">Handled administration, upgrades &amp; installs on test systems for FVT team. <text:s/>Systems consisted of RS/6000 servers (up through pSeries 690, which could be running either AIX or SuSE Enterprise Linux) &amp; Linux controllers for p690 servers.</text:p>
        </text:list-item>
        <text:list-item>
          <text:p text:style-name="P62">Installed, maintained &amp; used RedHat Linux 7.2-based diagnostic systems used to debug, control &amp; upgrade the test systems.</text:p>
        </text:list-item>
      </text:list>
      <text:p text:style-name="P38"/>
      <text:p text:style-name="P2"><text:span text:style-name="T2"><text:tab/></text:span><text:span text:style-name="T6">System administration, QA testing</text:span></text:p>
      <text:list text:style-name="L13">
        <text:list-item>
          <text:p text:style-name="P41">Internet Media Group division, 2001</text:p>
        </text:list-item>
        <text:list-item>
          <text:p text:style-name="P52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52">Developed &amp; ran tests for HotMedia java authoring tool, and verified functionality of applets produced by tool against various client &amp; server configurations.</text:p>
        </text:list-item>
      </text:list>
      <text:p text:style-name="P59"/>
      <text:p text:style-name="P38"/>
      <text:p text:style-name="P38"/>
      <text:p text:style-name="P59"/>
      <text:p text:style-name="P16">SOFTWARE / HARDWARE / TECHNICAL EXPERIENCE:</text:p>
      <text:p text:style-name="P17">AIX, Ansible, AS/400, automation, CD-ROM mastering, Ceph, Debian, desktop, EDI, Fedora, <text:span text:style-name="T12">Git</text:span>, HotMedia, IBM Power, laptop, Linux, Linux Mint, Microsoft Windows, multimedia, NetWare, OpenOffice/LibreOffice, OpenStack, OS/2, Paradox, ppc64le, pSeries, QEMU, quality engineering, RedHat, RHEL, RS/6000, <text:span text:style-name="T12">scripting, </text:span>servers, <text:span text:style-name="T12">shell scripting</text:span>, SmartSuite, software test, Solaris, Systems Administration, troubleshooting, Ubuntu, VirtualBox, virtualization, VMWare, WordPerfect, workstations</text:p>
      <text:p text:style-name="P20"/>
      <text:p text:style-name="P20"/>
      <text:p text:style-name="P18"/>
      <text:p text:style-name="P19"/>
      <text:p text:style-name="P16">ONLINE LINKS:<text:span text:style-name="T11"/></text:p>
      <text:list text:style-name="WW8Num8">
        <text:list-item>
          <text:p text:style-name="P47" loext:marker-style-name="T2"><text:span text:style-name="T11">LinkedIn - </text:span><text:a xlink:type="simple" xlink:href="https://www.linkedin.com/in/james-labarre-a40a513" text:style-name="Internet_20_link" text:visited-style-name="Visited_20_Internet_20_Link"><text:span text:style-name="Internet_20_link"><text:span text:style-name="T11">https://www.linkedin.com/in/james-labarre-a40a513</text:span></text:span></text:a></text:p>
        </text:list-item>
        <text:list-item>
          <text:p text:style-name="P47" loext:marker-style-name="T2"><text:span text:style-name="T2">PDF - </text:span><text:a xlink:type="simple" xlink:href="https://jelabarre59.github.io/pages/James_E_LaBarre_resume.pdf" text:style-name="Internet_20_link" text:visited-style-name="Visited_20_Internet_20_Link"><text:span text:style-name="Internet_20_link"><text:span text:style-name="T2">https://jelabarre59.github.io/pages/James_E_LaBarre_resume.pdf</text:span></text:span></text:a></text:p>
        </text:list-item>
        <text:list-item>
          <text:p text:style-name="P47" loext:marker-style-name="T2"><text:span text:style-name="T2">HTML - </text:span><text:a xlink:type="simple" xlink:href="https://jelabarre59.github.io/pages/James_E_LaBarre_resume.html" text:style-name="Internet_20_link" text:visited-style-name="Visited_20_Internet_20_Link"><text:span text:style-name="Internet_20_link"><text:span text:style-name="T2">https://jelabarre59.github.io/pages/James_E_LaBarre_resume.html</text:span></text:span></text:a></text:p>
        </text:list-item>
        <text:list-item>
          <text:p text:style-name="P47" loext:marker-style-name="T2"><text:span text:style-name="T2">OpenDocument -</text:span><text:a xlink:type="simple" xlink:href="https://jelabarre59.github.io/pages/James_E_LaBarre_resume.odt" text:style-name="Internet_20_link" text:visited-style-name="Visited_20_Internet_20_Link"><text:span text:style-name="Internet_20_link"><text:span text:style-name="T2">https://jelabarre59.github.io/pages/James_E_LaBarre_resume.odt</text:span></text:span></text:a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onospace" svg:font-family="Monospace" style:font-family-generic="moder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DejaVu Sans" fo:font-family="'DejaVu Sans'" style:font-family-generic="swiss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language-asian="en" style:country-asian="US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Normal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Subtitle" style:family="paragraph" style:parent-style-name="Normal1" style:next-style-name="Text_20_body" style:class="chapter">
      <style:paragraph-properties fo:text-align="center" style:justify-single-word="false" style:writing-mode="lr-tb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fo:font-size="10pt" style:font-name-asian="Monospace" style:font-family-asian="Monospace" style:font-family-generic-asian="modern" style:font-size-asian="10pt" style:font-name-complex="Monospace" style:font-family-complex="Monospace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47in 0.0047in 0.0047in" fo:padding="0in" fo:border-left="none" fo:border-right="none" fo:border-top="none" fo:border-bottom="1.05pt double #808080" style:shadow="none" text:number-lines="false" text:line-number="0"/>
      <style:text-properties fo:font-size="6pt" style:font-size-asian="6pt" style:font-size-complex="6pt"/>
    </style:style>
    <style:style style:name="p6" style:family="paragraph" style:parent-style-name="Normal1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font-style-asian="italic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>
      <style:paragraph-properties fo:margin-top="0.0799in" fo:margin-bottom="0.0799in" style:contextual-spacing="false"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Bitstream Vera Sans" fo:font-family="'Bitstream Vera Sans'" style:font-family-generic="swiss" style:font-pitch="variable" fo:font-size="9pt" fo:language="en" fo:country="US" fo:font-weight="bold" style:font-name-asian="Lucida Sans Unicode" style:font-family-asian="'Lucida Sans Unicode'" style:font-family-generic-asian="swiss" style:font-pitch-asian="variable" style:font-size-asian="9pt" style:language-asian="en" style:country-asian="US" style:font-weight-asian="bold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JobDesc" style:family="paragraph" style:next-style-name="Standard">
      <style:paragraph-properties fo:margin-top="0in" fo:margin-bottom="0.0598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Bitstream Vera Sans" fo:font-family="'Bitstream Vera Sans'" style:font-family-generic="swiss" style:font-pitch="variable" fo:font-size="9.5pt" fo:language="en" fo:country="US" fo:font-weight="bold" style:font-name-asian="Lucida Sans Unicode" style:font-family-asian="'Lucida Sans Unicode'" style:font-family-generic-asian="swiss" style:font-pitch-asian="variable" style:font-size-asian="9.5pt" style:language-asian="en" style:country-asian="US" style:font-weight-asian="bold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fo:color="#ffffff" loext:opacity="10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</style:style>
    <style:style style:name="MT1" style:family="text">
      <style:text-properties style:font-name="Bitstream Vera Sans" fo:font-size="9pt" style:font-size-asian="9pt" style:font-name-complex="Bitstream Vera Sans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201in" fo:margin-right="0.5201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01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1"><text:page-number text:select-page="current">1</text:page-number></text:span><text:span text:style-name="MT1"><text:s/>of </text:span><text:span text:style-name="MT1"><text:page-count style:num-format="1">3</text:page-count></text:span><text:span text:style-name="MT1"><text:tab/>Resume – James E. LaBarre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, James E. LaBarre</dc:title>
    <meta:creation-date>2019-07-01T17:18:06.962205700</meta:creation-date>
    <dc:date>2024-11-08T09:49:41.908972218</dc:date>
    <meta:print-date>2024-11-07T11:55:48.356347380</meta:print-date>
    <meta:editing-cycles>20</meta:editing-cycles>
    <meta:editing-duration>PT4H6M59S</meta:editing-duration>
    <meta:generator>LibreOffice/24.2.6.2$Linux_X86_64 LibreOffice_project/420$Build-2</meta:generator>
    <meta:document-statistic meta:table-count="0" meta:image-count="0" meta:object-count="0" meta:page-count="3" meta:paragraph-count="75" meta:word-count="1015" meta:character-count="7262" meta:non-whitespace-character-count="6345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